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100000414F023A40E9AEF132E.jpg" manifest:media-type="image/jpeg"/>
  <manifest:file-entry manifest:full-path="Pictures/100000000000010400000186FA0AE85EF00D6490.jpg" manifest:media-type="image/jpeg"/>
  <manifest:file-entry manifest:full-path="Pictures/10000000000001C200000271090E64EEC875CA4C.jpg" manifest:media-type="image/jpeg"/>
  <manifest:file-entry manifest:full-path="Pictures/10000000000001E500000253B63D4F0F4EDBAC3B.jpg" manifest:media-type="image/jpeg"/>
  <manifest:file-entry manifest:full-path="Pictures/10000000000000C8000000D33BFEFC31B34DF3E9.jpg" manifest:media-type="image/jpeg"/>
  <manifest:file-entry manifest:full-path="Pictures/100000000000019000000234F2D8C546F1BEC6A3.jpg" manifest:media-type="image/jpeg"/>
  <manifest:file-entry manifest:full-path="Pictures/100000000000032000000202CADD3CB2C931BBD3.jpg" manifest:media-type="image/jpeg"/>
  <manifest:file-entry manifest:full-path="Pictures/100000000000018A000001F0BE8D872EE2E1015D.jpg" manifest:media-type="image/jpeg"/>
  <manifest:file-entry manifest:full-path="Pictures/100000000000018C000001BD7C97620FF78664F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3.15cm" fo:min-width="18.1cm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9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0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517cm"/>
    </style:style>
    <style:style style:name="gr1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6.35cm" fo:min-width="13.7cm"/>
    </style:style>
    <style:style style:name="gr18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1.35cm" fo:min-width="9.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nux Biolinum O" fo:font-size="54pt" style:font-size-asian="54pt" style:font-size-complex="5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nux Biolinum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.4cm" svg:height="3.506cm" svg:x="0.2cm" svg:y="1.49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3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7.628cm" svg:height="10.756cm" svg:x="18cm" svg:y="9.8cm">
          <draw:image xlink:href="Pictures/100000000000019000000234F2D8C546F1BEC6A3.jpg" xlink:type="simple" xlink:show="embed" xlink:actuate="onLoad">
            <text:p/>
          </draw:image>
        </draw:frame>
        <draw:frame draw:style-name="gr5" draw:text-style-name="P4" draw:layer="layout" svg:width="23.8cm" svg:height="8.2cm" svg:x="1.6cm" svg:y="15.8cm">
          <draw:text-box>
            <text:p><text:span text:style-name="T1">Владимир Маяковский</text:span></text:p>
            <text:p><text:span text:style-name="T1"><text:s text:c="2"/></text:span><text:span text:style-name="T1">Vladimir Maïakovsky</text:span></text:p>
          </draw:text-box>
        </draw:frame>
        <draw:custom-shape draw:style-name="gr6" draw:text-style-name="P5" draw:layer="layout" svg:width="18.6cm" svg:height="3.4cm" svg:x="2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7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6.712cm" svg:height="9.323cm" svg:x="0.8cm" svg:y="12.8cm">
          <draw:image xlink:href="Pictures/10000000000001C200000271090E64EEC875CA4C.jpg" xlink:type="simple" xlink:show="embed" xlink:actuate="onLoad">
            <text:p/>
          </draw:image>
        </draw:frame>
        <draw:frame draw:style-name="gr8" draw:text-style-name="P4" draw:layer="layout" svg:width="23.8cm" svg:height="4.595cm" svg:x="5.8cm" svg:y="16.2cm">
          <draw:text-box>
            <text:p><text:span text:style-name="T1">Константин Бальмонт</text:span></text:p>
            <text:p><text:span text:style-name="T1"><text:s text:c="11"/></text:span><text:span text:style-name="T1">Konstantin Balmo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6.868cm" svg:height="8.646cm" svg:x="20cm" svg:y="12.2cm">
          <draw:image xlink:href="Pictures/100000000000018A000001F0BE8D872EE2E1015D.jpg" xlink:type="simple" xlink:show="embed" xlink:actuate="onLoad">
            <text:p/>
          </draw:image>
        </draw:frame>
        <draw:frame draw:style-name="gr8" draw:text-style-name="P4" draw:layer="layout" svg:width="23.8cm" svg:height="4.595cm" svg:x="0.2cm" svg:y="16.405cm">
          <draw:text-box>
            <text:p><text:span text:style-name="T1">Марина Цветаева</text:span></text:p>
            <text:p><text:span text:style-name="T1"><text:s text:c="7"/></text:span><text:span text:style-name="T1">Marina Tvetae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0" draw:text-style-name="P1" draw:layer="layout" svg:width="25.199cm" svg:height="3.506cm" svg:x="1.401cm" svg:y="0.837cm">
          <draw:text-box>
            <text:p/>
          </draw:text-box>
        </draw:frame>
        <draw:frame draw:style-name="gr8" draw:text-style-name="P4" draw:layer="layout" svg:width="17.2cm" svg:height="4.595cm" svg:x="10.4cm" svg:y="15.2cm">
          <draw:text-box>
            <text:p><text:span text:style-name="T1">Николай Агнивцев</text:span></text:p>
            <text:p><text:span text:style-name="T1"><text:s text:c="4"/></text:span><text:span text:style-name="T1">Nikolaï Agnivtsev</text:span></text:p>
          </draw:text-box>
        </draw:frame>
        <draw:frame draw:style-name="gr4" draw:text-style-name="P3" draw:layer="layout" svg:width="8.2cm" svg:height="8.651cm" svg:x="0.4cm" svg:y="12.149cm">
          <draw:image xlink:href="Pictures/10000000000000C8000000D33BFEFC31B34DF3E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1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18cm" svg:height="11.565cm" svg:x="-8.8cm" svg:y="10.835cm">
          <draw:image xlink:href="Pictures/100000000000032000000202CADD3CB2C931BBD3.jpg" xlink:type="simple" xlink:show="embed" xlink:actuate="onLoad">
            <text:p/>
          </draw:image>
        </draw:frame>
        <draw:frame draw:style-name="gr12" draw:text-style-name="P4" draw:layer="layout" svg:width="19cm" svg:height="8.955cm" svg:x="10cm" svg:y="12cm">
          <draw:text-box>
            <text:p><text:span text:style-name="T1"><text:s/></text:span><text:span text:style-name="T1">Николай Гумилев</text:span></text:p>
            <text:p><text:span text:style-name="T1"/></text:p>
            <text:p><text:span text:style-name="T1"><text:s text:c="5"/></text:span><text:span text:style-name="T1">Nikolaï Goumilev</text:span></text:p>
            <text:p><text:span text:style-name="T1"><text:s text:c="7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3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8.718cm" svg:height="9.8cm" svg:x="19.2cm" svg:y="11.2cm">
          <draw:image xlink:href="Pictures/100000000000018C000001BD7C97620FF78664F9.jpg" xlink:type="simple" xlink:show="embed" xlink:actuate="onLoad">
            <text:p/>
          </draw:image>
        </draw:frame>
        <draw:frame draw:style-name="gr14" draw:text-style-name="P4" draw:layer="layout" svg:width="23.8cm" svg:height="6.767cm" svg:x="0cm" svg:y="13.633cm">
          <draw:text-box>
            <text:p><text:span text:style-name="T1">Осип Мандельштам</text:span></text:p>
            <text:p><text:span text:style-name="T1"><text:s text:c="2"/></text:span></text:p>
            <text:p><text:span text:style-name="T1"><text:tab/></text:span><text:span text:style-name="T1"> <text:s/></text:span><text:span text:style-name="T1">Ossip Mandelst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5" draw:text-style-name="P1" draw:layer="layout" svg:width="25.199cm" svg:height="3.506cm" svg:x="1.401cm" svg:y="0.837cm">
          <draw:text-box>
            <text:p/>
          </draw:text-box>
        </draw:frame>
        <draw:frame draw:style-name="gr16" draw:text-style-name="P4" draw:layer="layout" svg:width="15.2cm" svg:height="6.767cm" svg:x="12.2cm" svg:y="12.4cm">
          <draw:text-box>
            <text:p><text:span text:style-name="T1"><text:s/></text:span><text:span text:style-name="T1">Георгий Иванов</text:span></text:p>
            <text:p><text:span text:style-name="T1"/></text:p>
            <text:p><text:span text:style-name="T1">Gueorgui Ivanov</text:span></text:p>
          </draw:text-box>
        </draw:frame>
        <draw:frame draw:style-name="gr4" draw:text-style-name="P3" draw:layer="layout" svg:width="10.4cm" svg:height="15.602cm" svg:x="0.6cm" svg:y="11.8cm">
          <draw:image xlink:href="Pictures/100000000000010400000186FA0AE85EF00D6490.jpg" xlink:type="simple" xlink:show="embed" xlink:actuate="onLoad">
            <text:p/>
          </draw:image>
        </draw:frame>
        <draw:custom-shape draw:style-name="gr17" draw:text-style-name="P5" draw:layer="layout" svg:width="14.2cm" svg:height="6.6cm" svg:x="12.4cm" svg:y="0.8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8" draw:text-style-name="P1" draw:layer="layout" svg:width="25.199cm" svg:height="3.506cm" svg:x="1.401cm" svg:y="0.837cm">
          <draw:text-box>
            <text:p/>
          </draw:text-box>
        </draw:frame>
        <draw:custom-shape draw:style-name="gr19" draw:text-style-name="P5" draw:layer="layout" svg:width="10.2cm" svg:height="11.6cm" svg:x="14cm" svg:y="-0.2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3.6cm" svg:height="7.4cm" svg:x="1cm" svg:y="13.2cm">
          <draw:text-box>
            <text:p><text:span text:style-name="T1"><text:s/></text:span><text:span text:style-name="T1">Саша Черный</text:span></text:p>
            <text:p><text:span text:style-name="T1"/></text:p>
            <text:p><text:span text:style-name="T1">Sacha Tcherny</text:span></text:p>
          </draw:text-box>
        </draw:frame>
        <draw:frame draw:style-name="gr21" draw:text-style-name="P5" draw:layer="layout" svg:width="12.4cm" svg:height="9.118cm" svg:x="15.4cm" svg:y="11.8cm">
          <draw:image xlink:href="Pictures/100000000000050100000414F023A40E9AEF13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2" draw:text-style-name="P1" draw:layer="layout" svg:width="19.4cm" svg:height="3.506cm" svg:x="0.2cm" svg:y="1.494cm">
          <draw:text-box>
            <text:p/>
          </draw:text-box>
        </draw:frame>
        <draw:frame draw:style-name="gr4" draw:text-style-name="P3" draw:layer="layout" svg:width="6.724cm" svg:height="8.249cm" svg:x="0.476cm" svg:y="12.2cm">
          <draw:image xlink:href="Pictures/10000000000001E500000253B63D4F0F4EDBAC3B.jpg" xlink:type="simple" xlink:show="embed" xlink:actuate="onLoad">
            <text:p/>
          </draw:image>
        </draw:frame>
        <draw:frame draw:style-name="gr8" draw:text-style-name="P4" draw:layer="layout" svg:width="16.711cm" svg:height="6.767cm" svg:x="10.089cm" svg:y="13.2cm">
          <draw:text-box>
            <text:p><text:span text:style-name="T1">Сергей Есенин</text:span></text:p>
            <text:p><text:span text:style-name="T1"/></text:p>
            <text:p><text:span text:style-name="T1"><text:s text:c="5"/></text:span><text:span text:style-name="T1">Serguey Essen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23" draw:text-style-name="P1" draw:layer="layout" svg:width="19.4cm" svg:height="3.506cm" svg:x="0.2cm" svg:y="1.49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24" draw:text-style-name="P1" draw:layer="layout" svg:width="19.4cm" svg:height="3.506cm" svg:x="0.2cm" svg:y="1.49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21:38:24.757804979</meta:creation-date>
    <dc:date>2019-06-30T14:22:50.498433292</dc:date>
    <meta:editing-duration>PT8H28M52S</meta:editing-duration>
    <meta:editing-cycles>25</meta:editing-cycles>
    <meta:generator>LibreOffice/6.0.7.3$Linux_X86_64 LibreOffice_project/00m0$Build-3</meta:generator>
    <meta:document-statistic meta:object-count="82"/>
  </office:meta>
</office:document-meta>
</file>